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072B7F551331639341D.png" manifest:media-type="image/png"/>
  <manifest:file-entry manifest:full-path="Pictures/100002010000020000000200475E5BE4A209AD46.png" manifest:media-type="image/png"/>
  <manifest:file-entry manifest:full-path="Pictures/10000201000000E1000000E1191F15B1C737422A.png" manifest:media-type="image/png"/>
  <manifest:file-entry manifest:full-path="Pictures/100002010000016F00000089688BB302D8AB4C08.png" manifest:media-type="image/png"/>
  <manifest:file-entry manifest:full-path="Pictures/10000201000001BE0000006591658B8B6C9F67F0.png" manifest:media-type="image/png"/>
  <manifest:file-entry manifest:full-path="Pictures/10000201000003DC00000198A7F5EC1A0487A8B6.png" manifest:media-type="image/png"/>
  <manifest:file-entry manifest:full-path="Pictures/1000020100000136000000A34CC214161D61B1DD.png" manifest:media-type="image/png"/>
  <manifest:file-entry manifest:full-path="Pictures/10000201000001E0000000CBF197F5BCE76B1C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6600" draw:textarea-horizontal-align="justify" draw:textarea-vertical-align="middle" draw:auto-grow-height="false" fo:min-height="2.544cm" fo:min-width="2.294cm"/>
    </style:style>
    <style:style style:name="gr3" style:family="graphic" style:parent-style-name="standard">
      <style:graphic-properties draw:stroke="none" draw:fill-color="#cc0000" draw:textarea-horizontal-align="justify" draw:textarea-vertical-align="middle" draw:auto-grow-height="false" fo:min-height="2.544cm" fo:min-width="2.294cm"/>
    </style:style>
    <style:style style:name="gr4" style:family="graphic" style:parent-style-name="standard">
      <style:graphic-properties draw:stroke="none" draw:fill-color="#0000cc" draw:textarea-horizontal-align="justify" draw:textarea-vertical-align="middle" draw:auto-grow-height="false" fo:min-height="2.544cm" fo:min-width="2.294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258cm" fo:min-width="1.39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-color="#0000cc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01cm" svg:height="4.312cm" svg:x="-1.105cm" svg:y="3.413cm">
          <draw:image xlink:href="Pictures/1000020100000136000000A34CC214161D61B1DD.png" xlink:type="simple" xlink:show="embed" xlink:actuate="onLoad">
            <text:p/>
          </draw:image>
        </draw:frame>
        <draw:frame draw:style-name="gr1" draw:text-style-name="P1" draw:layer="layout" svg:width="5.952cm" svg:height="5.952cm" svg:x="5.445cm" svg:y="2.27cm">
          <draw:image xlink:href="Pictures/10000201000000E1000000E1191F15B1C737422A.png" xlink:type="simple" xlink:show="embed" xlink:actuate="onLoad">
            <text:p/>
          </draw:image>
        </draw:frame>
        <draw:frame draw:style-name="gr1" draw:text-style-name="P1" draw:layer="layout" svg:width="7.139cm" svg:height="1.616cm" svg:x="1cm" svg:y="1cm">
          <draw:image xlink:href="Pictures/10000201000001BE0000006591658B8B6C9F67F0.png" xlink:type="simple" xlink:show="embed" xlink:actuate="onLoad">
            <text:p/>
          </draw:image>
        </draw:frame>
        <draw:frame draw:style-name="gr1" draw:text-style-name="P1" draw:layer="layout" svg:width="8.041cm" svg:height="3.4cm" svg:x="8.453cm" svg:y="0.14cm">
          <draw:image xlink:href="Pictures/10000201000001E0000000CBF197F5BCE76B1C7F.png" xlink:type="simple" xlink:show="embed" xlink:actuate="onLoad">
            <text:p/>
          </draw:image>
        </draw:frame>
        <draw:frame draw:style-name="gr1" draw:text-style-name="P1" draw:layer="layout" svg:width="9.709cm" svg:height="3.624cm" svg:x="5.134cm" svg:y="6.715cm">
          <draw:image xlink:href="Pictures/100002010000016F00000089688BB302D8AB4C08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2.794cm" svg:height="2.794cm" svg:x="2.27cm" svg:y="11.0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4cm" svg:height="2.54cm" svg:x="2.397cm" svg:y="11.16cm">
          <draw:image xlink:href="Pictures/100002010000020000000200475E5BE4A209AD46.png" xlink:type="simple" xlink:show="embed" xlink:actuate="onLoad">
            <text:p/>
          </draw:image>
        </draw:frame>
        <draw:custom-shape draw:style-name="gr3" draw:text-style-name="P3" draw:layer="layout" svg:width="2.794cm" svg:height="2.794cm" svg:x="7.67cm" svg:y="11.0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4cm" svg:height="2.54cm" svg:x="7.797cm" svg:y="11.16cm">
          <draw:image xlink:href="Pictures/100002010000020000000200475E5BE4A209AD46.png" xlink:type="simple" xlink:show="embed" xlink:actuate="onLoad">
            <text:p/>
          </draw:image>
        </draw:frame>
        <draw:custom-shape draw:style-name="gr4" draw:text-style-name="P4" draw:layer="layout" svg:width="2.794cm" svg:height="2.794cm" svg:x="13.17cm" svg:y="11.0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4cm" svg:height="2.54cm" svg:x="13.297cm" svg:y="11.16cm">
          <draw:image xlink:href="Pictures/100002010000020000000200475E5BE4A209AD46.png" xlink:type="simple" xlink:show="embed" xlink:actuate="onLoad">
            <text:p/>
          </draw:image>
        </draw:frame>
        <draw:custom-shape draw:style-name="gr5" draw:text-style-name="P5" draw:layer="layout" svg:width="2.159cm" svg:height="1.016cm" svg:x="5.318cm" svg:y="11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2.159cm" svg:height="1.016cm" svg:x="10.718cm" svg:y="11.9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667cm" svg:height="1.27cm" svg:x="2.37cm" svg:y="13.954cm">
          <draw:text-box>
            <text:p text:style-name="P6"><text:span text:style-name="T1">DEV</text:span></text:p>
          </draw:text-box>
        </draw:frame>
        <draw:frame draw:style-name="gr6" draw:text-style-name="P7" draw:layer="layout" svg:width="2.667cm" svg:height="1.27cm" svg:x="7.771cm" svg:y="13.954cm">
          <draw:text-box>
            <text:p text:style-name="P6"><text:span text:style-name="T1">TEST</text:span></text:p>
          </draw:text-box>
        </draw:frame>
        <draw:frame draw:style-name="gr6" draw:text-style-name="P7" draw:layer="layout" svg:width="2.667cm" svg:height="1.27cm" svg:x="13.271cm" svg:y="13.954cm">
          <draw:text-box>
            <text:p text:style-name="P6"><text:span text:style-name="T1">PROD</text:span></text:p>
          </draw:text-box>
        </draw:frame>
        <draw:frame draw:style-name="gr1" draw:text-style-name="P1" draw:layer="layout" svg:width="11.641cm" svg:height="3.015cm" svg:x="2.27cm" svg:y="17.002cm">
          <draw:image xlink:href="Pictures/10000201000001B800000072B7F551331639341D.png" xlink:type="simple" xlink:show="embed" xlink:actuate="onLoad">
            <text:p/>
          </draw:image>
        </draw:frame>
        <draw:frame draw:style-name="gr1" draw:text-style-name="P1" draw:layer="layout" svg:width="9.859cm" svg:height="4.071cm" svg:x="2.724cm" svg:y="20.024cm">
          <draw:image xlink:href="Pictures/10000201000003DC00000198A7F5EC1A0487A8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09-07T10:56:21.262301635</meta:creation-date>
    <dc:date>2017-09-07T11:19:08.503955239</dc:date>
    <dc:creator>Josh berkus</dc:creator>
    <meta:editing-duration>PT39S</meta:editing-duration>
    <meta:editing-cycles>1</meta:editing-cycles>
    <meta:document-statistic meta:object-count="18"/>
    <meta:generator>LibreOffice/5.2.7.2$Linux_X86_64 LibreOffice_project/20$Build-2</meta:generator>
  </office:meta>
</office:document-meta>
</file>